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EXECUTIVE SUMMARY</text:p>
      <text:p text:style-name="Preformatted_20_Text"/>
      <text:p text:style-name="Preformatted_20_Text">World Constitution: A Framework for Global Democratic Governance</text:p>
      <text:p text:style-name="Preformatted_20_Text"/>
      <text:p text:style-name="Preformatted_20_Text">---</text:p>
      <text:p text:style-name="Preformatted_20_Text"/>
      <text:p text:style-name="Preformatted_20_Text">INTRODUCTION</text:p>
      <text:p text:style-name="Preformatted_20_Text"/>
      <text:p text:style-name="Preformatted_20_Text">This document provides a comprehensive overview of the World Constitution, a groundbreaking framework for establishing democratic global governance that balances universal rights with cultural diversity, environmental sustainability with economic prosperity, and collective action with local autonomy.</text:p>
      <text:p text:style-name="Preformatted_20_Text"/>
      <text:p text:style-name="Preformatted_20_Text">VISION AND MISSION</text:p>
      <text:p text:style-name="Preformatted_20_Text"/>
      <text:p text:style-name="Preformatted_20_Text">Vision: A world where all people live in peace, dignity, and prosperity within planetary boundaries, governed through inclusive democratic institutions that respect both our shared humanity and cultural diversity.</text:p>
      <text:p text:style-name="Preformatted_20_Text"/>
      <text:p text:style-name="Preformatted_20_Text">Mission: To establish a three-tiered governance system that protects fundamental rights, ensures environmental sustainability, promotes economic justice, and enables collective action on global challenges while preserving local autonomy and cultural identity.</text:p>
      <text:p text:style-name="Preformatted_20_Text"/>
      <text:p text:style-name="Preformatted_20_Text">KEY INNOVATIONS</text:p>
      <text:p text:style-name="Preformatted_20_Text"/>
      <text:p text:style-name="Preformatted_20_Text">1. Redefined Sovereignty: From absolute national sovereignty to shared responsibility for common global challenges.</text:p>
      <text:p text:style-name="Preformatted_20_Text"/>
      <text:p text:style-name="Preformatted_20_Text"><text:soft-page-break/>2. Three-Tiered Structure: Global coordination, regional cooperation, and local autonomy working in harmony.</text:p>
      <text:p text:style-name="Preformatted_20_Text"/>
      <text:p text:style-name="Preformatted_20_Text">3. "No King, No Veto": Elimination of single-point power concentrations through rotating leadership and consensus decision-making.</text:p>
      <text:p text:style-name="Preformatted_20_Text"/>
      <text:p text:style-name="Preformatted_20_Text">4. Planetary Resource Dividend: Universal basic services funded through global resource fees.</text:p>
      <text:p text:style-name="Preformatted_20_Text"/>
      <text:p text:style-name="Preformatted_20_Text">5. Citizens' Integrity Chamber: Direct citizen oversight through lottery-selected panels.</text:p>
      <text:p text:style-name="Preformatted_20_Text"/>
      <text:p text:style-name="Preformatted_20_Text">6. Ecocide Criminalization: Legal protection for planetary ecosystems as global commons.</text:p>
      <text:p text:style-name="Preformatted_20_Text"/>
      <text:p text:style-name="Preformatted_20_Text">GOVERNANCE STRUCTURE</text:p>
      <text:p text:style-name="Preformatted_20_Text"/>
      <text:p text:style-name="Preformatted_20_Text">Global Level: United Earth Assembly (UEA)</text:p>
      <text:p text:style-name="Preformatted_20_Text">- Legislative body with mixed representation</text:p>
      <text:p text:style-name="Preformatted_20_Text">- Population-proportional representation</text:p>
      <text:p text:style-name="Preformatted_20_Text">- Reserved seats for indigenous peoples</text:p>
      <text:p text:style-name="Preformatted_20_Text">- Rotating facilitation, no permanent leadership</text:p>
      <text:p text:style-name="Preformatted_20_Text"/>
      <text:p text:style-name="Preformatted_20_Text">Regional Level: Continental Federations</text:p>
      <text:p text:style-name="Preformatted_20_Text">- African, European, Asian-Pacific, American federations</text:p>
      <text:p text:style-name="Preformatted_20_Text">- Coordinate regional development and policy harmonization</text:p>
      <text:p text:style-name="Preformatted_20_Text"><text:soft-page-break/>- Cultural and economic clustering</text:p>
      <text:p text:style-name="Preformatted_20_Text"/>
      <text:p text:style-name="Preformatted_20_Text">Local Level: Sovereign Local Governments</text:p>
      <text:p text:style-name="Preformatted_20_Text">- Preserve language, religion, cultural traditions</text:p>
      <text:p text:style-name="Preformatted_20_Text">- Implement global policies with local adaptation</text:p>
      <text:p text:style-name="Preformatted_20_Text">- Maintain authority over purely local matters</text:p>
      <text:p text:style-name="Preformatted_20_Text"/>
      <text:p text:style-name="Preformatted_20_Text">FUNDAMENTAL RIGHTS</text:p>
      <text:p text:style-name="Preformatted_20_Text"/>
      <text:p text:style-name="Preformatted_20_Text">Civil and Political Rights</text:p>
      <text:p text:style-name="Preformatted_20_Text">- Freedom of expression, assembly, religion</text:p>
      <text:p text:style-name="Preformatted_20_Text">- Privacy, personal autonomy, data protection</text:p>
      <text:p text:style-name="Preformatted_20_Text">- Democratic participation and due process</text:p>
      <text:p text:style-name="Preformatted_20_Text"/>
      <text:p text:style-name="Preformatted_20_Text">Economic and Social Rights</text:p>
      <text:p text:style-name="Preformatted_20_Text">- Planetary Resource Dividend (universal basic income/services)</text:p>
      <text:p text:style-name="Preformatted_20_Text">- Universal education and healthcare</text:p>
      <text:p text:style-name="Preformatted_20_Text">- Right to work and fair labor conditions</text:p>
      <text:p text:style-name="Preformatted_20_Text"/>
      <text:p text:style-name="Preformatted_20_Text">Environmental Rights</text:p>
      <text:p text:style-name="Preformatted_20_Text">- Clean, healthy environment</text:p>
      <text:p text:style-name="Preformatted_20_Text"><text:soft-page-break/>- Access to clean water, air, food</text:p>
      <text:p text:style-name="Preformatted_20_Text">- Future generations' planetary integrity</text:p>
      <text:p text:style-name="Preformatted_20_Text">- Protection from ecocide</text:p>
      <text:p text:style-name="Preformatted_20_Text"/>
      <text:p text:style-name="Preformatted_20_Text">Digital and Technology Rights</text:p>
      <text:p text:style-name="Preformatted_20_Text">- Internet access and digital inclusion</text:p>
      <text:p text:style-name="Preformatted_20_Text">- Digital privacy and protection from surveillance</text:p>
      <text:p text:style-name="Preformatted_20_Text">- Open-source knowledge and innovation</text:p>
      <text:p text:style-name="Preformatted_20_Text">- Algorithmic transparency</text:p>
      <text:p text:style-name="Preformatted_20_Text"/>
      <text:p text:style-name="Preformatted_20_Text">ECONOMIC FRAMEWORK</text:p>
      <text:p text:style-name="Preformatted_20_Text"/>
      <text:p text:style-name="Preformatted_20_Text">Planetary Resource Management</text:p>
      <text:p text:style-name="Preformatted_20_Text">- Shared commons: atmosphere, oceans, biodiversity</text:p>
      <text:p text:style-name="Preformatted_20_Text">- Global resource fees on carbon, data extraction, mining</text:p>
      <text:p text:style-name="Preformatted_20_Text">- Funding for Planetary Resource Dividend</text:p>
      <text:p text:style-name="Preformatted_20_Text"/>
      <text:p text:style-name="Preformatted_20_Text">Progressive Global Taxation</text:p>
      <text:p text:style-name="Preformatted_20_Text">- Wealth inequality reduction mechanisms</text:p>
      <text:p text:style-name="Preformatted_20_Text">- External costs borne by polluters</text:p>
      <text:p text:style-name="Preformatted_20_Text">- Financial transaction taxes</text:p>
      <text:p text:style-name="Preformatted_20_Text"><text:soft-page-break/></text:p>
      <text:p text:style-name="Preformatted_20_Text">Fair Trade and Development</text:p>
      <text:p text:style-name="Preformatted_20_Text">- Sustainable development focus</text:p>
      <text:p text:style-name="Preformatted_20_Text">- Labor and environmental standards</text:p>
      <text:p text:style-name="Preformatted_20_Text">- Special consideration for developing nations</text:p>
      <text:p text:style-name="Preformatted_20_Text"/>
      <text:p text:style-name="Preformatted_20_Text">ENVIRONMENTAL PROTECTION</text:p>
      <text:p text:style-name="Preformatted_20_Text"/>
      <text:p text:style-name="Preformatted_20_Text">Climate Action</text:p>
      <text:p text:style-name="Preformatted_20_Text">- Mandatory net-zero emissions targets</text:p>
      <text:p text:style-name="Preformatted_20_Text">- Global reserve zones for ecosystems</text:p>
      <text:p text:style-name="Preformatted_20_Text">- Ecocide prosecution</text:p>
      <text:p text:style-name="Preformatted_20_Text"/>
      <text:p text:style-name="Preformatted_20_Text">Biodiversity Protection</text:p>
      <text:p text:style-name="Preformatted_20_Text">- Conservation mandates</text:p>
      <text:p text:style-name="Preformatted_20_Text">- International environmental enforcement</text:p>
      <text:p text:style-name="Preformatted_20_Text">- Planetary boundaries integration</text:p>
      <text:p text:style-name="Preformatted_20_Text"/>
      <text:p text:style-name="Preformatted_20_Text">Intergenerational Responsibility</text:p>
      <text:p text:style-name="Preformatted_20_Text">- Future generations' rights recognized</text:p>
      <text:p text:style-name="Preformatted_20_Text">- Long-term impact assessments required</text:p>
      <text:p text:style-name="Preformatted_20_Text"><text:soft-page-break/>- Scientific coordination for challenges</text:p>
      <text:p text:style-name="Preformatted_20_Text"/>
      <text:p text:style-name="Preformatted_20_Text">ANTI-CORRUPTION FRAMEWORK</text:p>
      <text:p text:style-name="Preformatted_20_Text"/>
      <text:p text:style-name="Preformatted_20_Text">Citizens' Integrity Chamber</text:p>
      <text:p text:style-name="Preformatted_20_Text">- Lottery-selected citizen oversight panels</text:p>
      <text:p text:style-name="Preformatted_20_Text">- Review of high-level decisions</text:p>
      <text:p text:style-name="Preformatted_20_Text">- Limited terms with comprehensive protection</text:p>
      <text:p text:style-name="Preformatted_20_Text"/>
      <text:p text:style-name="Preformatted_20_Text">Radical Transparency</text:p>
      <text:p text:style-name="Preformatted_20_Text">- Mandatory publication of all government data</text:p>
      <text:p text:style-name="Preformatted_20_Text">- Immutable cryptographic ledgers</text:p>
      <text:p text:style-name="Preformatted_20_Text">- Open contracting and budgeting</text:p>
      <text:p text:style-name="Preformatted_20_Text"/>
      <text:p text:style-name="Preformatted_20_Text">Whistleblower Protection</text:p>
      <text:p text:style-name="Preformatted_20_Text">- Anonymous reporting channels</text:p>
      <text:p text:style-name="Preformatted_20_Text">- Legal immunity and financial rewards</text:p>
      <text:p text:style-name="Preformatted_20_Text">- Comprehensive protection programs</text:p>
      <text:p text:style-name="Preformatted_20_Text"/>
      <text:p text:style-name="Preformatted_20_Text">Media Support</text:p>
      <text:p text:style-name="Preformatted_20_Text">- Global investigative journalism trust</text:p>
      <text:p text:style-name="Preformatted_20_Text"><text:soft-page-break/>- Independent funding and oversight</text:p>
      <text:p text:style-name="Preformatted_20_Text">- Cross-border collaboration incentives</text:p>
      <text:p text:style-name="Preformatted_20_Text"/>
      <text:p text:style-name="Preformatted_20_Text">PARTICIPATORY DEMOCRACY</text:p>
      <text:p text:style-name="Preformatted_20_Text"/>
      <text:p text:style-name="Preformatted_20_Text">Direct Democracy</text:p>
      <text:p text:style-name="Preformatted_20_Text">- Global referenda on key issues</text:p>
      <text:p text:style-name="Preformatted_20_Text">- High thresholds for legitimacy (60% turnout, 66% approval)</text:p>
      <text:p text:style-name="Preformatted_20_Text">- Citizen veto mechanisms</text:p>
      <text:p text:style-name="Preformatted_20_Text"/>
      <text:p text:style-name="Preformatted_20_Text">Deliberative Democracy</text:p>
      <text:p text:style-name="Preformatted_20_Text">- Citizen juries (100-200 randomly selected)</text:p>
      <text:p text:style-name="Preformatted_20_Text">- Hybrid conventions with citizen representatives</text:p>
      <text:p text:style-name="Preformatted_20_Text">- Digital deliberation platforms</text:p>
      <text:p text:style-name="Preformatted_20_Text"/>
      <text:p text:style-name="Preformatted_20_Text">Ethics and Integrity</text:p>
      <text:p text:style-name="Preformatted_20_Text">- Ethics veto and popular impeachment</text:p>
      <text:p text:style-name="Preformatted_20_Text">- Mandatory ethics education for officials</text:p>
      <text:p text:style-name="Preformatted_20_Text">- Civic culture promotion programs</text:p>
      <text:p text:style-name="Preformatted_20_Text"/>
      <text:p text:style-name="Preformatted_20_Text">IMPLEMENTATION STRATEGY</text:p>
      <text:p text:style-name="Preformatted_20_Text"><text:soft-page-break/></text:p>
      <text:p text:style-name="Preformatted_20_Text">Phase 1: Foundational Charter (Years 1-3)</text:p>
      <text:p text:style-name="Preformatted_20_Text">- Pilot federations operating independently</text:p>
      <text:p text:style-name="Preformatted_20_Text">- UN Parliamentary Assembly establishment</text:p>
      <text:p text:style-name="Preformatted_20_Text">- Technical assistance programs</text:p>
      <text:p text:style-name="Preformatted_20_Text"/>
      <text:p text:style-name="Preformatted_20_Text">Phase 2: Regional Integration (Years 3-7)</text:p>
      <text:p text:style-name="Preformatted_20_Text">- Continental federation development</text:p>
      <text:p text:style-name="Preformatted_20_Text">- Shared norms and standards</text:p>
      <text:p text:style-name="Preformatted_20_Text">- Early adopter incentives</text:p>
      <text:p text:style-name="Preformatted_20_Text"/>
      <text:p text:style-name="Preformatted_20_Text">Phase 3: Global Consolidation (Years 7-15)</text:p>
      <text:p text:style-name="Preformatted_20_Text">- Full constitutional implementation</text:p>
      <text:p text:style-name="Preformatted_20_Text">- Citizen ratification processes</text:p>
      <text:p text:style-name="Preformatted_20_Text">- Institutional consolidation</text:p>
      <text:p text:style-name="Preformatted_20_Text"/>
      <text:p text:style-name="Preformatted_20_Text">EXPECTED BENEFITS</text:p>
      <text:p text:style-name="Preformatted_20_Text"/>
      <text:p text:style-name="Preformatted_20_Text">1. Global Security: Permanent peace through cooperative security and conflict resolution mechanisms.</text:p>
      <text:p text:style-name="Preformatted_20_Text"/>
      <text:p text:style-name="Preformatted_20_Text">2. Environmental Sustainability: Coordinated action on climate change and ecosystem protection within planetary boundaries.</text:p>
      <text:p text:style-name="Preformatted_20_Text"><text:soft-page-break/></text:p>
      <text:p text:style-name="Preformatted_20_Text">3. Economic Justice: Reduction of extreme inequality through progressive taxation and universal basic services.</text:p>
      <text:p text:style-name="Preformatted_20_Text"/>
      <text:p text:style-name="Preformatted_20_Text">4. Democratic Legitimacy: Direct citizen participation and oversight in global governance.</text:p>
      <text:p text:style-name="Preformatted_20_Text"/>
      <text:p text:style-name="Preformatted_20_Text">5. Cultural Preservation: Protection of linguistic, religious, and cultural diversity within universal rights framework.</text:p>
      <text:p text:style-name="Preformatted_20_Text"/>
      <text:p text:style-name="Preformatted_20_Text">6. Scientific Progress: Global coordination of research and equitable benefit-sharing from innovation.</text:p>
      <text:p text:style-name="Preformatted_20_Text"/>
      <text:p text:style-name="Preformatted_20_Text">CHALLENGES AND MITIGATION</text:p>
      <text:p text:style-name="Preformatted_20_Text"/>
      <text:p text:style-name="Preformatted_20_Text">Sovereignty Concerns</text:p>
      <text:p text:style-name="Preformatted_20_Text">- Mitigation: Emphasis on subsidiarity and local autonomy</text:p>
      <text:p text:style-name="Preformatted_20_Text">- Preservation of cultural and national identity</text:p>
      <text:p text:style-name="Preformatted_20_Text"/>
      <text:p text:style-name="Preformatted_20_Text">Elite Resistance</text:p>
      <text:p text:style-name="Preformatted_20_Text">- Mitigation: Gradual implementation and incentive structures</text:p>
      <text:p text:style-name="Preformatted_20_Text">- Early adopter benefits and prestige</text:p>
      <text:p text:style-name="Preformatted_20_Text"/>
      <text:p text:style-name="Preformatted_20_Text">Geopolitical Tensions</text:p>
      <text:p text:style-name="Preformatted_20_Text">- Mitigation: Regional federations as intermediate step</text:p>
      <text:p text:style-name="Preformatted_20_Text"><text:soft-page-break/>- Cultural sensitivity and inclusive processes</text:p>
      <text:p text:style-name="Preformatted_20_Text"/>
      <text:p text:style-name="Preformatted_20_Text">Implementation Complexity</text:p>
      <text:p text:style-name="Preformatted_20_Text">- Mitigation: Phased approach with pilot programs</text:p>
      <text:p text:style-name="Preformatted_20_Text">- Learning and adaptation mechanisms</text:p>
      <text:p text:style-name="Preformatted_20_Text"/>
      <text:p text:style-name="Preformatted_20_Text">RESOURCE REQUIREMENTS</text:p>
      <text:p text:style-name="Preformatted_20_Text"/>
      <text:p text:style-name="Preformatted_20_Text">Financial Resources</text:p>
      <text:p text:style-name="Preformatted_20_Text">- Initial funding through existing international institutions</text:p>
      <text:p text:style-name="Preformatted_20_Text">- Long-term funding through global resource fees</text:p>
      <text:p text:style-name="Preformatted_20_Text">- Progressive taxation mechanisms</text:p>
      <text:p text:style-name="Preformatted_20_Text"/>
      <text:p text:style-name="Preformatted_20_Text">Human Resources</text:p>
      <text:p text:style-name="Preformatted_20_Text">- International civil service development</text:p>
      <text:p text:style-name="Preformatted_20_Text">- Citizen juries and participatory mechanisms</text:p>
      <text:p text:style-name="Preformatted_20_Text">- Expert panels and advisory bodies</text:p>
      <text:p text:style-name="Preformatted_20_Text"/>
      <text:p text:style-name="Preformatted_20_Text">Technical Infrastructure</text:p>
      <text:p text:style-name="Preformatted_20_Text">- Digital deliberation platforms</text:p>
      <text:p text:style-name="Preformatted_20_Text">- Cryptographic ledger systems</text:p>
      <text:p text:style-name="Preformatted_20_Text"><text:soft-page-break/>- Global communication networks</text:p>
      <text:p text:style-name="Preformatted_20_Text"/>
      <text:p text:style-name="Preformatted_20_Text">MONITORING AND EVALUATION</text:p>
      <text:p text:style-name="Preformatted_20_Text"/>
      <text:p text:style-name="Preformatted_20_Text">Key Indicators</text:p>
      <text:p text:style-name="Preformatted_20_Text">- Peace and security metrics</text:p>
      <text:p text:style-name="Preformatted_20_Text">- Environmental quality indicators</text:p>
      <text:p text:style-name="Preformatted_20_Text">- Economic inequality measures</text:p>
      <text:p text:style-name="Preformatted_20_Text">- Democratic participation rates</text:p>
      <text:p text:style-name="Preformatted_20_Text">- Implementation progress assessments</text:p>
      <text:p text:style-name="Preformatted_20_Text"/>
      <text:p text:style-name="Preformatted_20_Text">Review Mechanisms</text:p>
      <text:p text:style-name="Preformatted_20_Text">- Five-year comprehensive reviews</text:p>
      <text:p text:style-name="Preformatted_20_Text">- Ten-year fundamental restructuring options</text:p>
      <text:p text:style-name="Preformatted_20_Text">- Continuous citizen feedback systems</text:p>
      <text:p text:style-name="Preformatted_20_Text"/>
      <text:p text:style-name="Preformatted_20_Text">CONCLUSION</text:p>
      <text:p text:style-name="Preformatted_20_Text"/>
      <text:p text:style-name="Preformatted_20_Text">The World Constitution represents humanity's best opportunity to address existential challenges while preserving cultural diversity and individual dignity. Through careful implementation, phased adoption, and continuous citizen engagement, this framework can create a world where all people can thrive within planetary boundaries, governed by democratic institutions accountable to those they serve.</text:p>
      <text:p text:style-name="Preformatted_20_Text"/>
      <text:p text:style-name="Preformatted_20_Text">The time has come to move beyond the limitations of the nation-state system and embrace our shared destiny as citizens of Earth. This Constitution provides the roadmap for that transition while honoring our diverse traditions and ensuring no one is left behind.</text:p>
      <text:p text:style-name="Preformatted_20_Text"><text:soft-page-break/></text:p>
      <text:p text:style-name="Preformatted_20_Text">---</text:p>
      <text:p text:style-name="Preformatted_20_Text"/>
      <text:p text:style-name="Preformatted_20_Text">Document Information:</text:p>
      <text:p text:style-name="Preformatted_20_Text">Pages: 8</text:p>
      <text:p text:style-name="Preformatted_20_Text">Word Count: 1,200</text:p>
      <text:p text:style-name="Preformatted_20_Text">Focus: Executive overview for policymakers and stakeholders</text:p>
      <text:p text:style-name="Preformatted_20_Text">Audience: Government leaders, civil society, academic institutions</text:p>
      <text:p text:style-name="Preformatted_20_Text">Version: 1.0</text:p>
      <text:p text:style-name="Preformatted_20_Text">Date: 2025-12-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2" meta:paragraph-count="172" meta:word-count="1020" meta:character-count="7906" meta:non-whitespace-character-count="7058"/>
    <meta:generator>LibreOffice/7.3.7.2$Linux_X86_64 LibreOffice_project/30$Build-2</meta:generator>
  </office:meta>
</office:document-meta>
</file>